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7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table:number-columns-repeated="23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4"/>
        </table:table-row>
        <table:table-row table:style-name="ro1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style-name="ce6" office:value-type="string">
            <text:p>3.6.1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39"/>
        </table:table-row>
        <table:table-row table:style-name="ro1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style-name="ce6" office:value-type="string">
            <text:p>3.4.0</text:p>
          </table:table-cell>
          <table:table-cell table:number-columns-repeated="234"/>
        </table:table-row>
        <table:table-row table:style-name="ro1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 office:value-type="string">
            <text:p>3.4.200</text:p>
          </table:table-cell>
          <table:table-cell table:number-columns-repeated="234"/>
        </table:table-row>
        <table:table-row table:style-name="ro1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5"/>
        </table:table-row>
        <table:table-row table:style-name="ro1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06/23/2011</text:date>, <text:time>13:4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6-23T13:44:35.65</dc:date>
    <meta:print-date>2010-07-27T13:37:01</meta:print-date>
    <dc:language>en-US</dc:language>
    <meta:editing-cycles>21</meta:editing-cycles>
    <meta:editing-duration>PT18H16M43S</meta:editing-duration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